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dget:</text:p>
      <text:p text:style-name="Standard"><text:tab/>1，可以在admin页面拖拽，有选项</text:p>
      <text:p text:style-name="Standard"><text:tab/>2，有依赖项， 依赖某个Widget， plugin</text:p>
      <text:p text:style-name="Standard"><text:tab/>3，基本Widget， 最基本的Widget， 提供基础功能</text:p>
      <text:p text:style-name="Standard"><text:tab/>4，每个widget可独立使用</text:p>
      <text:p text:style-name="Standard"><text:tab/>Q1： 如何设计widget</text:p>
      <text:p text:style-name="Standard"/>
      <text:p text:style-name="Standard">Page:</text:p>
      <text:p text:style-name="Standard"><text:tab/>1，主要表现为对应某种形式url的页面， 不如: <text:s/><text:a xlink:type="simple" xlink:href="http://localhost/thread/">http://localhost/thread/</text:a>*** <text:s/>这个页面请求的是thread Page。 </text:p>
      <text:p text:style-name="Standard"><text:tab/>2，Page由Widget组成，布局也是。</text:p>
      <text:p text:style-name="Standard"><text:tab/>3，Page通过URL或者提交的数据获得足够的数据来显示</text:p>
      <text:p text:style-name="Standard"/>
      <text:p text:style-name="Standard"><text:tab/>Q1：如何设计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00:39:40</meta:creation-date>
    <dc:date>2013-07-30T01:01:22</dc:date>
    <meta:editing-duration>PT46S</meta:editing-duration>
    <meta:editing-cycles>2</meta:editing-cycles>
    <meta:generator>OpenOffice/4.0.0$Unix OpenOffice.org_project/400m3$Build-9702</meta:generator>
    <meta:document-statistic meta:table-count="0" meta:image-count="0" meta:object-count="0" meta:page-count="1" meta:paragraph-count="11" meta:word-count="141" meta:character-count="260"/>
    <dc:creator>浩杰 张</dc:creator>
  </office:meta>
</office:document-meta>
</file>